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3000003BAEC98E8BC.png"/>
  <manifest:file-entry manifest:media-type="image/png" manifest:full-path="Pictures/10000201000002B3000003BFF97A6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92cm" draw:z-index="0"><draw:image xlink:href="Pictures/10000201000002B3000003BFF97A60BE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38cm" draw:z-index="1"><draw:image xlink:href="Pictures/10000201000002C3000003BAEC98E8B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8S</meta:editing-duration>
    <meta:editing-cycles>4</meta:editing-cycles>
    <meta:generator>OpenOffice/4.1.3$Win32 OpenOffice.org_project/413m1$Build-9783</meta:generator>
    <dc:date>2018-01-20T16:33:47.98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